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6666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-color="#666666"/>
    </style:style>
    <style:style style:name="gr3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75cm"/>
    </style:style>
    <style:style style:name="gr7" style:family="graphic" style:parent-style-name="objectwithoutfill">
      <style:graphic-properties draw:stroke="dash" draw:stroke-dash="Fine_20_Dotted"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7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cc00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3d:scene draw:style-name="gr1" svg:width="9.057cm" svg:height="8.993cm" svg:x="8.672cm" svg:y="2.606cm" dr3d:transform="matrix (0.73213080063242 0.327008763673834 -0.597536408301484 -0.681164023817683 0.351152187169022 -0.642423313791543 -0.000251836910032733 0.877358199327344 0.479835937223596 -0.00526375271259161cm -0.104032064351088cm -0.305053005609852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aw:line draw:style-name="gr3" draw:text-style-name="P1" draw:layer="layout" svg:x1="4.9cm" svg:y1="6.602cm" svg:x2="8.9cm" svg:y2="6.602cm">
          <text:p/>
        </draw:line>
        <draw:frame draw:style-name="gr4" draw:text-style-name="P3" draw:layer="layout" svg:width="5cm" svg:height="1.195cm" svg:x="0cm" svg:y="5.929cm">
          <draw:text-box>
            <text:p text:style-name="P2"><text:span text:style-name="T1">Argumente</text:span></text:p>
          </draw:text-box>
        </draw:frame>
        <draw:line draw:style-name="gr3" draw:text-style-name="P1" draw:layer="layout" svg:x1="17.675cm" svg:y1="6.602cm" svg:x2="21.675cm" svg:y2="6.602cm">
          <text:p/>
        </draw:line>
        <draw:frame draw:style-name="gr5" draw:text-style-name="P3" draw:layer="layout" svg:width="4.6cm" svg:height="1.195cm" svg:x="21.6cm" svg:y="6.03cm">
          <draw:text-box>
            <text:p text:style-name="P2"><text:span text:style-name="T1">Rückgabe</text:span></text:p>
          </draw:text-box>
        </draw:frame>
        <draw:frame draw:style-name="gr6" draw:text-style-name="P4" draw:layer="layout" svg:width="4.075cm" svg:height="1.195cm" svg:x="11.1cm" svg:y="6.702cm">
          <draw:text-box>
            <text:p><text:span text:style-name="T2">Funktion</text:span></text:p>
          </draw:text-box>
        </draw:frame>
        <draw:line draw:style-name="gr7" draw:text-style-name="P1" draw:layer="layout" svg:x1="15cm" svg:y1="3.002cm" svg:x2="18cm" svg:y2="0.964cm">
          <text:p/>
        </draw:line>
        <draw:frame draw:style-name="gr8" draw:text-style-name="P6" draw:layer="layout" svg:width="5.2cm" svg:height="1.2cm" svg:x="18.2cm" svg:y="0.2cm">
          <draw:text-box>
            <text:p text:style-name="P5"><text:span text:style-name="T3">Seiteneffekt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2cm" fo:margin-bottom="0cm" fo:text-indent="0cm"/>
      <style:text-properties fo:font-size="15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165cm" fo:margin-bottom="0cm" fo:text-indent="0cm"/>
      <style:text-properties fo:font-size="13.3000001907349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1cm" fo:margin-bottom="0cm" fo:text-indent="0cm"/>
      <style:text-properties fo:font-size="11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55cm" fo:margin-bottom="0cm" fo:text-indent="0cm"/>
      <style:text-properties fo:font-size="11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55cm" fo:margin-bottom="0cm" fo:text-indent="0cm"/>
      <style:text-properties fo:font-size="11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55cm" fo:margin-bottom="0cm" fo:text-indent="0cm"/>
      <style:text-properties fo:font-size="11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55cm" fo:margin-bottom="0cm" fo:text-indent="0cm"/>
      <style:text-properties fo:font-size="11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55cm" fo:margin-bottom="0cm" fo:text-indent="0cm"/>
      <style:text-properties fo:font-size="11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3cm" fo:page-height="11.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3.968cm" svg:x="1cm" svg:y="4.288cm"/>
      <draw:page-thumbnail draw:layer="backgroundobjects" svg:width="8.999cm" svg:height="3.968cm" svg:x="1cm" svg:y="12.864cm"/>
      <draw:page-thumbnail draw:layer="backgroundobjects" svg:width="8.999cm" svg:height="3.968cm" svg:x="1cm" svg:y="21.44cm"/>
      <draw:page-thumbnail draw:layer="backgroundobjects" svg:width="8.999cm" svg:height="3.968cm" svg:x="11cm" svg:y="4.288cm"/>
      <draw:page-thumbnail draw:layer="backgroundobjects" svg:width="8.999cm" svg:height="3.968cm" svg:x="11cm" svg:y="12.864cm"/>
      <draw:page-thumbnail draw:layer="backgroundobjects" svg:width="8.999cm" svg:height="3.968cm" svg:x="11cm" svg:y="21.44cm"/>
    </style:handout-master>
    <style:master-page style:name="Standard" style:page-layout-name="PM1" draw:style-name="Mdp1">
      <draw:frame presentation:style-name="Standard-title" draw:layer="backgroundobjects" svg:width="23.669cm" svg:height="1.937cm" svg:x="1.315cm" svg:y="0.462cm" presentation:class="title" presentation:placeholder="true">
        <draw:text-box/>
      </draw:frame>
      <draw:frame presentation:style-name="Standard-outline1" draw:layer="backgroundobjects" svg:width="23.669cm" svg:height="6.727cm" svg:x="1.315cm" svg:y="2.714cm" presentation:class="outline" presentation:placeholder="true">
        <draw:text-box/>
      </draw:frame>
      <draw:frame presentation:style-name="Mpr1" draw:text-style-name="MP2" draw:layer="backgroundobjects" svg:width="6.127cm" svg:height="0.8cm" svg:x="1.315cm" svg:y="10.56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336cm" svg:height="0.8cm" svg:x="8.994cm" svg:y="10.56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127cm" svg:height="0.8cm" svg:x="18.857cm" svg:y="10.56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41:15.847577641</meta:creation-date>
    <dc:date>2018-05-02T16:03:12.875788082</dc:date>
    <meta:editing-duration>PT3M13S</meta:editing-duration>
    <meta:editing-cycles>4</meta:editing-cycles>
    <meta:generator>LibreOffice/5.1.6.2$Linux_X86_64 LibreOffice_project/10m0$Build-2</meta:generator>
    <meta:document-statistic meta:object-count="32"/>
  </office:meta>
</office:document-meta>
</file>